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Computing Times</text:p>
          </table:table-cell>
        </table:table-row>
        <table:table-row table:style-name="ro1">
          <table:table-cell office:value-type="string" calcext:value-type="string">
            <text:p>NN-interpolation</text:p>
          </table:table-cell>
          <table:table-cell office:value-type="float" office:value="90.403" calcext:value-type="float">
            <text:p>90.403</text:p>
          </table:table-cell>
          <table:table-cell office:value-type="float" office:value="4.6084" calcext:value-type="float">
            <text:p>4.6084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string" calcext:value-type="string">
            <text:p>Bilinear interpolation</text:p>
          </table:table-cell>
          <table:table-cell office:value-type="float" office:value="46.72" calcext:value-type="float">
            <text:p>46.72</text:p>
          </table:table-cell>
          <table:table-cell office:value-type="float" office:value="3.1406" calcext:value-type="float">
            <text:p>3.1406</text:p>
          </table:table-cell>
          <table:table-cell office:value-type="float" office:value="0.1347" calcext:value-type="float">
            <text:p>0.1347</text:p>
          </table:table-cell>
        </table:table-row>
        <table:table-row table:style-name="ro1">
          <table:table-cell office:value-type="string" calcext:value-type="string">
            <text:p>PPG interpolation</text:p>
          </table:table-cell>
          <table:table-cell office:value-type="float" office:value="27.3351" calcext:value-type="float">
            <text:p>27.3351</text:p>
          </table:table-cell>
          <table:table-cell office:value-type="float" office:value="2.7879" calcext:value-type="float">
            <text:p>2.7879</text:p>
          </table:table-cell>
          <table:table-cell office:value-type="float" office:value="9.8308" calcext:value-type="float">
            <text:p>9.8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8:26:35.774663518</meta:creation-date>
    <dc:date>2017-03-05T18:38:42.261478576</dc:date>
    <meta:editing-duration>PT7M42S</meta:editing-duration>
    <meta:editing-cycles>2</meta:editing-cycles>
    <meta:generator>LibreOffice/5.3.0.3$Linux_X86_64 LibreOffice_project/30m0$Build-3</meta:generator>
    <meta:document-statistic meta:table-count="1" meta:cell-count="15" meta:object-count="0"/>
  </office:meta>
</office:document-meta>
</file>